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47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25.68mm"/>
    </style:style>
    <style:style style:name="co7" style:family="table-column">
      <style:table-column-properties fo:break-before="auto" style:column-width="20.5mm"/>
    </style:style>
    <style:style style:name="co8" style:family="table-column">
      <style:table-column-properties fo:break-before="auto" style:column-width="2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row table:style-name="ro1" table:number-rows-repeated="4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ique, % of tot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naszak et al.</text:p>
          </table:table-cell>
          <table:table-cell office:value-type="float" office:value="408008" calcext:value-type="float">
            <text:p>408 008</text:p>
          </table:table-cell>
          <table:table-cell table:style-name="ce1" office:value-type="float" office:value="41830" calcext:value-type="float">
            <text:p>41 830</text:p>
          </table:table-cell>
          <table:table-cell table:style-name="ce2" table:formula="of:=[.D6] / [.C6] * 100" office:value-type="float" office:value="10.2522499558832" calcext:value-type="float">
            <text:p>10,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elaghzal et al.</text:p>
          </table:table-cell>
          <table:table-cell office:value-type="float" office:value="1399457" calcext:value-type="float">
            <text:p>1 399 457</text:p>
          </table:table-cell>
          <table:table-cell table:style-name="ce1" office:value-type="float" office:value="27365" calcext:value-type="float">
            <text:p>27 365</text:p>
          </table:table-cell>
          <table:table-cell table:style-name="ce2" table:formula="of:=[.D7] / [.C7] * 100" office:value-type="float" office:value="1.95540127349393" calcext:value-type="float">
            <text:p>1,9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xon et al.</text:p>
          </table:table-cell>
          <table:table-cell office:value-type="float" office:value="4649012" calcext:value-type="float">
            <text:p>4 649 012</text:p>
          </table:table-cell>
          <table:table-cell table:style-name="ce1" office:value-type="float" office:value="327184" calcext:value-type="float">
            <text:p>327 184</text:p>
          </table:table-cell>
          <table:table-cell table:style-name="ce2" table:formula="of:=[.D8] / [.C8] * 100" office:value-type="float" office:value="7.03771037803301" calcext:value-type="float">
            <text:p>7,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quin et al.</text:p>
          </table:table-cell>
          <table:table-cell office:value-type="float" office:value="2365361" calcext:value-type="float">
            <text:p>2 365 361</text:p>
          </table:table-cell>
          <table:table-cell table:style-name="ce1" office:value-type="float" office:value="67678" calcext:value-type="float">
            <text:p>67 678</text:p>
          </table:table-cell>
          <table:table-cell table:style-name="ce2" table:formula="of:=[.D9] / [.C9] * 100" office:value-type="float" office:value="2.86121230543668" calcext:value-type="float">
            <text:p>2,8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o et al.</text:p>
          </table:table-cell>
          <table:table-cell office:value-type="float" office:value="4218233" calcext:value-type="float">
            <text:p>4 218 233</text:p>
          </table:table-cell>
          <table:table-cell table:style-name="ce1" office:value-type="float" office:value="320508" calcext:value-type="float">
            <text:p>320 508</text:p>
          </table:table-cell>
          <table:table-cell table:style-name="ce2" table:formula="of:=[.D10] / [.C10] * 100" office:value-type="float" office:value="7.59815780683523" calcext:value-type="float">
            <text:p>7,6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y et al.</text:p>
          </table:table-cell>
          <table:table-cell office:value-type="float" office:value="1789324" calcext:value-type="float">
            <text:p>1 789 324</text:p>
          </table:table-cell>
          <table:table-cell table:style-name="ce1" office:value-type="float" office:value="89624" calcext:value-type="float">
            <text:p>89 624</text:p>
          </table:table-cell>
          <table:table-cell table:style-name="ce2" table:formula="of:=[.D11] / [.C11] * 100" office:value-type="float" office:value="5.00881897297527" calcext:value-type="float">
            <text:p>5,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ang et al.</text:p>
          </table:table-cell>
          <table:table-cell office:value-type="float" office:value="2207451" calcext:value-type="float">
            <text:p>2 207 451</text:p>
          </table:table-cell>
          <table:table-cell table:style-name="ce1" office:value-type="float" office:value="37578" calcext:value-type="float">
            <text:p>37 578</text:p>
          </table:table-cell>
          <table:table-cell table:style-name="ce2" table:formula="of:=[.D12] / [.C12] * 100" office:value-type="float" office:value="1.70232544233145" calcext:value-type="float">
            <text:p>1,7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hou et al.</text:p>
          </table:table-cell>
          <table:table-cell office:value-type="float" office:value="4412455" calcext:value-type="float">
            <text:p>4 412 455</text:p>
          </table:table-cell>
          <table:table-cell table:style-name="ce1" office:value-type="float" office:value="166451" calcext:value-type="float">
            <text:p>166 451</text:p>
          </table:table-cell>
          <table:table-cell table:style-name="ce2" table:formula="of:=[.D13] / [.C13] * 100" office:value-type="float" office:value="3.77229909426838" calcext:value-type="float">
            <text:p>3,77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 variants</text:p>
          </table:table-cell>
          <table:table-cell office:value-type="float" office:value="5496486" calcext:value-type="float">
            <text:p>5 496 48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old standard 1</text:p>
          </table:table-cell>
          <table:table-cell office:value-type="float" office:value="75328" calcext:value-type="float">
            <text:p>75 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Gold standard 2 (no WES)</text:p>
          </table:table-cell>
          <table:table-cell table:style-name="Default" office:value-type="float" office:value="588253" calcext:value-type="float">
            <text:p>58825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13:00:17.007078401</meta:creation-date>
    <dc:date>2020-12-23T14:16:20.652997898</dc:date>
    <meta:editing-duration>PT15M41S</meta:editing-duration>
    <meta:editing-cycles>5</meta:editing-cycles>
    <meta:generator>LibreOffice/6.2.8.2$Linux_X86_64 LibreOffice_project/20$Build-2</meta:generator>
    <meta:document-statistic meta:table-count="1" meta:cell-count="42" meta:object-count="0"/>
  </office:meta>
</office:document-meta>
</file>